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1.230080843" calcext:value-type="float">
            <text:p>1,230080843</text:p>
          </table:table-cell>
          <table:table-cell office:value-type="float" office:value="0.5478634834" calcext:value-type="float">
            <text:p>0,5478634834</text:p>
          </table:table-cell>
          <table:table-cell office:value-type="float" office:value="0.004499810748" calcext:value-type="float">
            <text:p>0,0044998107</text:p>
          </table:table-cell>
          <table:table-cell office:value-type="float" office:value="0.0001105216652" calcext:value-type="float">
            <text:p>0,000110521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004" calcext:value-type="float">
            <text:p>33004</text:p>
          </table:table-cell>
          <table:table-cell office:value-type="float" office:value="1.172325373" calcext:value-type="float">
            <text:p>1,172325373</text:p>
          </table:table-cell>
          <table:table-cell office:value-type="float" office:value="0.578417778" calcext:value-type="float">
            <text:p>0,578417778</text:p>
          </table:table-cell>
          <table:table-cell office:value-type="float" office:value="0.001508764806" calcext:value-type="float">
            <text:p>0,0015087648</text:p>
          </table:table-cell>
          <table:table-cell table:style-name="ce1" office:value-type="float" office:value="0.00006221710646" calcext:value-type="float">
            <text:p>6,22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227" calcext:value-type="float">
            <text:p>33227</text:p>
          </table:table-cell>
          <table:table-cell office:value-type="float" office:value="1.265621305" calcext:value-type="float">
            <text:p>1,265621305</text:p>
          </table:table-cell>
          <table:table-cell office:value-type="float" office:value="0.5492340922" calcext:value-type="float">
            <text:p>0,5492340922</text:p>
          </table:table-cell>
          <table:table-cell office:value-type="float" office:value="0.001544830971" calcext:value-type="float">
            <text:p>0,001544831</text:p>
          </table:table-cell>
          <table:table-cell table:style-name="ce1" office:value-type="float" office:value="0.00006179323827" calcext:value-type="float">
            <text:p>6,18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494" calcext:value-type="float">
            <text:p>33494</text:p>
          </table:table-cell>
          <table:table-cell office:value-type="float" office:value="1.156809092" calcext:value-type="float">
            <text:p>1,156809092</text:p>
          </table:table-cell>
          <table:table-cell office:value-type="float" office:value="0.5766562819" calcext:value-type="float">
            <text:p>0,5766562819</text:p>
          </table:table-cell>
          <table:table-cell office:value-type="float" office:value="0.001271835761" calcext:value-type="float">
            <text:p>0,0012718358</text:p>
          </table:table-cell>
          <table:table-cell table:style-name="ce1" office:value-type="float" office:value="0.0000306466427" calcext:value-type="float">
            <text:p>3,06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763" calcext:value-type="float">
            <text:p>33763</text:p>
          </table:table-cell>
          <table:table-cell office:value-type="float" office:value="1.334628701" calcext:value-type="float">
            <text:p>1,334628701</text:p>
          </table:table-cell>
          <table:table-cell office:value-type="float" office:value="0.587759316" calcext:value-type="float">
            <text:p>0,587759316</text:p>
          </table:table-cell>
          <table:table-cell office:value-type="float" office:value="0.0009575486765" calcext:value-type="float">
            <text:p>0,0009575487</text:p>
          </table:table-cell>
          <table:table-cell table:style-name="ce1" office:value-type="float" office:value="0.00001519918533" calcext:value-type="float">
            <text:p>1,52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940" calcext:value-type="float">
            <text:p>33940</text:p>
          </table:table-cell>
          <table:table-cell office:value-type="float" office:value="1.37658608" calcext:value-type="float">
            <text:p>1,37658608</text:p>
          </table:table-cell>
          <table:table-cell office:value-type="float" office:value="0.5845007896" calcext:value-type="float">
            <text:p>0,5845007896</text:p>
          </table:table-cell>
          <table:table-cell office:value-type="float" office:value="0.0009373629582" calcext:value-type="float">
            <text:p>0,000937363</text:p>
          </table:table-cell>
          <table:table-cell table:style-name="ce1" office:value-type="float" office:value="0.0000151187578" calcext:value-type="float">
            <text:p>1,51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4101" calcext:value-type="float">
            <text:p>34101</text:p>
          </table:table-cell>
          <table:table-cell office:value-type="float" office:value="1.264835477" calcext:value-type="float">
            <text:p>1,264835477</text:p>
          </table:table-cell>
          <table:table-cell office:value-type="float" office:value="0.5862034559" calcext:value-type="float">
            <text:p>0,5862034559</text:p>
          </table:table-cell>
          <table:table-cell office:value-type="float" office:value="0.0006169310072" calcext:value-type="float">
            <text:p>0,000616931</text:p>
          </table:table-cell>
          <table:table-cell table:style-name="ce1" office:value-type="float" office:value="0.0000150470978" calcext:value-type="float">
            <text:p>1,50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249" calcext:value-type="float">
            <text:p>34249</text:p>
          </table:table-cell>
          <table:table-cell office:value-type="float" office:value="1.333782673" calcext:value-type="float">
            <text:p>1,333782673</text:p>
          </table:table-cell>
          <table:table-cell office:value-type="float" office:value="0.5768733621" calcext:value-type="float">
            <text:p>0,5768733621</text:p>
          </table:table-cell>
          <table:table-cell office:value-type="float" office:value="0.000449444924" calcext:value-type="float">
            <text:p>0,0004494449</text:p>
          </table:table-cell>
          <table:table-cell table:style-name="ce1" office:value-type="float" office:value="0.00001498149777" calcext:value-type="float">
            <text:p>1,50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321" calcext:value-type="float">
            <text:p>34321</text:p>
          </table:table-cell>
          <table:table-cell office:value-type="float" office:value="1.091307878" calcext:value-type="float">
            <text:p>1,091307878</text:p>
          </table:table-cell>
          <table:table-cell office:value-type="float" office:value="0.5917428732" calcext:value-type="float">
            <text:p>0,5917428732</text:p>
          </table:table-cell>
          <table:table-cell table:style-name="ce1" office:value-type="float" office:value="0.00005980235437" calcext:value-type="float">
            <text:p>5,98E-005</text:p>
          </table:table-cell>
          <table:table-cell table:style-name="ce1" office:value-type="float" office:value="0.00001495058859" calcext:value-type="float">
            <text:p>1,50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341" calcext:value-type="float">
            <text:p>34341</text:p>
          </table:table-cell>
          <table:table-cell office:value-type="float" office:value="1.275875568" calcext:value-type="float">
            <text:p>1,275875568</text:p>
          </table:table-cell>
          <table:table-cell office:value-type="float" office:value="0.5412762165" calcext:value-type="float">
            <text:p>0,5412762165</text:p>
          </table:table-cell>
          <table:table-cell office:value-type="float" office:value="0.000268953765" calcext:value-type="float">
            <text:p>0,0002689538</text:p>
          </table:table-cell>
          <table:table-cell table:style-name="ce1" office:value-type="float" office:value="0.00001494187654" calcext:value-type="float">
            <text:p>1,49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250185299" calcext:value-type="float">
            <text:p>1,250185299</text:p>
          </table:table-cell>
          <table:table-cell table:formula="of:=AVERAGE([.D2:.D11])" office:value-type="float" office:value="0.57205276488" calcext:value-type="float">
            <text:p>0,5720527649</text:p>
          </table:table-cell>
          <table:table-cell table:formula="of:=AVERAGE([.E2:.E11])" office:value-type="float" office:value="0.001211528597127" calcext:value-type="float">
            <text:p>0,0012115286</text:p>
          </table:table-cell>
          <table:table-cell table:formula="of:=AVERAGE([.F2:.F11])" office:value-type="float" office:value="0.000035541765646" calcext:value-type="float">
            <text:p>3,5541765646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9:28:09.047631519</dc:date>
    <meta:document-statistic meta:table-count="1" meta:cell-count="70" meta:object-count="0"/>
    <meta:generator>LibreOffice/4.1.4.2$Linux_X86_64 LibreOffice_project/410m0$Build-2</meta:generator>
  </office:meta>
</office:document-meta>
</file>